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0pt" officeooo:paragraph-rsid="0000f5ff" style:font-size-asian="10pt" style:font-size-complex="10pt"/>
    </style:style>
    <style:style style:name="P3" style:family="paragraph" style:parent-style-name="Standard">
      <style:text-properties fo:font-size="10pt" officeooo:rsid="0001a32f" officeooo:paragraph-rsid="0001a32f" style:font-size-asian="10pt" style:font-size-complex="10pt"/>
    </style:style>
    <style:style style:name="P4" style:family="paragraph" style:parent-style-name="Standard">
      <style:text-properties fo:font-size="10pt" officeooo:paragraph-rsid="0004b6c6" style:font-size-asian="10pt" style:font-size-complex="10pt"/>
    </style:style>
    <style:style style:name="P5" style:family="paragraph" style:parent-style-name="Standard">
      <style:text-properties fo:font-size="10pt" officeooo:paragraph-rsid="0007cde2" style:font-size-asian="10pt" style:font-size-complex="10pt"/>
    </style:style>
    <style:style style:name="P6" style:family="paragraph" style:parent-style-name="Standard">
      <style:text-properties fo:font-size="10pt" officeooo:rsid="0007cde2" officeooo:paragraph-rsid="0007cde2" style:font-size-asian="10pt" style:font-size-complex="10pt"/>
    </style:style>
    <style:style style:name="P7" style:family="paragraph" style:parent-style-name="Title">
      <style:text-properties fo:font-size="16pt" officeooo:paragraph-rsid="0005590b" style:font-size-asian="16pt" style:font-size-complex="16pt"/>
    </style:style>
    <style:style style:name="T1" style:family="text">
      <style:text-properties officeooo:rsid="0003a800"/>
    </style:style>
    <style:style style:name="T2" style:family="text">
      <style:text-properties officeooo:rsid="0004b6c6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4b6c6" style:font-weight-asian="bold" style:font-weight-complex="bold"/>
    </style:style>
    <style:style style:name="T5" style:family="text">
      <style:text-properties officeooo:rsid="0007cd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FINAL</text:p>
      <text:p text:style-name="P2"><text:line-break/>git -- version <text:s text:c="77"/>// mostra versione<text:line-break/>git config --global user.name "Francesco Mezzanotte" <text:s text:c="3"/><text:tab/>// setta username in logs<text:line-break/>git config --global user.email "lovecatter@gmail.com" <text:s text:c="3"/><text:tab/>// setta email in logs<text:line-break/>git config --list <text:s text:c="6"/><text:tab/><text:tab/><text:tab/><text:tab/><text:tab/>// lista configurazione personale<text:line-break/>git <text:s/>help <text:s text:c="2"/><text:span text:style-name="T1">comando</text:span> <text:s/><text:tab/><text:tab/><text:tab/><text:tab/><text:tab/>// <text:span text:style-name="T1">apre pagina internet su manuale di comando</text:span><text:line-break/>git init<text:tab/><text:tab/><text:tab/>// inizializza dir corrente come repo cancellando la dir .git si elimina il repo<text:line-break/>git status <text:s text:c="14"/><text:tab/>// mostra stato attuale in repo file to stage e to commit<text:line-break/>.gitignore <text:s text:c="13"/><text:tab/>// file che contiene elenco di file da ignorare in tracking<text:line-break/><text:line-break/> <text:s text:c="7"/><text:span text:style-name="T3">STAGE<text:tab/></text:span><text:span text:style-name="T4">aggiungere togliere file a stage per commit</text:span><text:line-break/> <text:s text:c="7"/><text:line-break/>git add --<text:span text:style-name="T2">all</text:span> <text:s text:c="14"/><text:tab/><text:tab/><text:tab/>// aggiunge tutti i file in dir stage to commit<text:line-break/>git add file <text:s text:c="11"/><text:tab/><text:tab/><text:tab/>//stage di singolo file<text:line-break/>git reset file <text:s text:c="8"/><text:tab/><text:tab/><text:tab/><text:tab/>// unstage di singolo file<text:line-break/>git reset <text:s text:c="15"/><text:tab/><text:tab/><text:tab/>// unstage di tutti i file in dir<text:line-break/><text:line-break/> <text:s text:c="7"/><text:span text:style-name="T3">COMMIT</text:span><text:line-break/> <text:s text:c="7"/><text:line-break/>git commit <text:s text:c="37"/><text:tab/><text:tab/>// commit dei file staged apre editor per aggiungere commento<text:line-break/>git commit -m "commento" <text:s text:c="7"/><text:tab/><text:tab/>// <text:s/>commit dei file staged con commento inline<text:line-break/><text:line-break/> <text:s text:c="7"/><text:span text:style-name="T3">LOG</text:span> <text:line-break/> <text:s text:c="7"/><text:line-break/>git log <text:s text:c="20"/><text:tab/><text:tab/><text:tab/>// mostra log<text:line-break/><text:line-break/> <text:s text:c="7"/><text:span text:style-name="T3">TRACK A REMOTE REPO</text:span><text:line-break/> <text:s text:c="7"/><text:line-break/>git clone URL <text:s text:c="7"/><text:tab/><text:tab/><text:tab/>// clona repo online<text:line-break/>git clone dir <text:s text:c="9"/><text:tab/><text:tab/><text:tab/>// clona repo da cartella<text:line-break/>git remote -v <text:s text:c="8"/><text:tab/><text:tab/><text:tab/>// lista repo remoto<text:line-break/>git branch -a <text:s text:c="8"/><text:tab/><text:tab/><text:tab/>// lista repo locale<text:line-break/><text:line-break/> <text:s text:c="7"/><text:span text:style-name="T3">PUSH CHANGES</text:span><text:line-break/> <text:s text:c="7"/><text:line-break/>git diff <text:s text:c="43"/><text:tab/><text:tab/>// mostra changes<text:line-break/>git status <text:s text:c="38"/><text:tab/><text:tab/>// mostra stato<text:line-break/>git add -<text:span text:style-name="T2">all</text:span> <text:s text:c="37"/><text:tab/><text:tab/>// stage di tutti i file<text:line-break/>git commit -m "messaggio" <text:s text:c="6"/><text:tab/><text:tab/>// commit con messaggio<text:line-break/>git pull origin master <text:s text:c="17"/><text:tab/><text:tab/>// scarica changes da remoto<text:line-break/>git push origin master <text:s text:c="15"/><text:tab/><text:tab/>// upload di changes su remoto<text:line-break/><text:line-break/> <text:s text:c="7"/><text:span text:style-name="T3">BRANCH CREATION FOR NEW FEATURES / VERSION</text:span><text:line-break/> <text:s text:c="7"/><text:line-break/>git branch branch_name <text:s text:c="5"/><text:tab/><text:tab/>// crea nuovo branch con nome branch_name<text:line-break/>git branch <text:s text:c="31"/><text:tab/><text:tab/>// lista tutti i branch del repo<text:line-break/>git checkout branch_name <text:s text:c="2"/><text:tab/><text:tab/>// sposta tracking su nuovo branch mantenendo due branch separati<text:line-break/><text:line-break/> <text:s text:c="7"/><text:span text:style-name="T3">PUSH BRANCH TO REMOTE</text:span><text:line-break/> <text:s text:c="7"/><text:line-break/>git push -u origin branch_name<text:tab/>// associa branch a origin (remote repo)<text:line-break/>git push<text:line-break/>git pull<text:tab/><text:tab/><text:tab/><text:tab/>// d'ora in poi risolveranno automaticamente associando branch a repo remoto<text:line-break/>git branch –merged<text:tab/><text:tab/>// mostra branch merged<text:line-break/>git merge branch_name <text:s text:c="18"/>// merge del branch_name con origin per feature accettata<text:line-break/>git push <text:s text:c="36"/><text:tab/>// ora su remoto<text:line-break/>git branch -d branch_name <text:s text:c="5"/><text:tab/>// <text:s/>cancella branch da locale<text:line-break/>git push origin --delete branch_name <text:s text:c="3"/><text:tab/>// cancella branch su remoto<text:line-break/>git fetch origin <text:s text:c="3"/><text:tab/><text:tab/><text:tab/><text:tab/>// scarica changes da remoto senza staging<text:line-break/><text:soft-page-break/>git pull origin <text:s text:c="5"/><text:tab/><text:tab/><text:tab/><text:tab/>// con staging<text:line-break/></text:p>
      <text:p text:style-name="P3">BANAS</text:p>
      <text:p text:style-name="P2"/>
      <text:p text:style-name="P4">INSTALLING GIT<text:line-break/><text:line-break/>1. Mac : http://sourceforge.net/projects/git-osx-installer/<text:line-break/>2. Windows : http://msysgit.github.io/<text:line-break/>3. Linux : apt-get install git-core OR yum install git-core<text:line-break/><text:line-break/>ABOUT GIT<text:line-break/><text:line-break/>1. Git is a version control tool that saves changes to groups of files so you can revert back if needed.</text:p>
      <text:p text:style-name="P4">2. There are different types of version control tools<text:line-break/> <text:tab/>a. Local Version Control saves changes to files in a database<text:line-break/><text:tab/> b. Centralized Version Control saves changes to a shared server<text:line-break/> <text:tab/>c. Distributed Version Control allows for easier sharing of files then LVC and also eliminates problems that <text:tab/>could occur if access to the server is lost under a CVC system.<text:line-break/> <text:tab/>d. DVC clients have a complete backup of the files on their computer. If the server is lost the client just waits <text:tab/>to regain contact and then uploads changes.<text:line-break/><text:line-break/>3. When you commit changes to files Git stores a reference of what the files look like at that moment. If a file isn't changed it isn't stored again.<text:line-break/><text:line-break/>4. Each client has a complete history of all changes stored locally. The client can also access all changes made to the files historically with a simple command. Also those files cannot be changed without Git knowing and changes are difficult to lose.<text:line-break/><text:line-break/>5. Files transition between 3 states with Git<text:line-break/> a. Modified Files are files that have been recently changed<text:line-break/> b. Staged Files have been marked to be saved<text:line-break/> c. Committed Files are those that have been saved</text:p>
      <text:p text:style-name="P4"/>
      <text:p text:style-name="P4">6. Git saves all file changes to a directory as a compressed database. <text:line-break/> a. You modify files in Working Directory<text:line-break/> b. You notify that want to save changes in your Staging Area<text:line-break/> c. After you Commit the file changes are saved in the Git directory<text:line-break/><text:line-break/>USING GIT<text:line-break/><text:line-break/>1. git config --global user.name "Derek Banas" <text:line-break/>2. git config --global user.email derekbanas@verizon.net<text:line-break/>3. git config --global core.editor "vim" # Set editor as vim<text:line-break/>4. git config --global core.editor "edit -w" # Set editor as Text Wrangler Mac<text:line-break/>5. git config --list # Show settings<text:line-break/>6. git help OR git help [COMMAND] OR git help add<text:line-break/><text:line-break/>7. ---------------- Track a directory ----------------<text:line-break/><text:line-break/> a. Go to directory<text:line-break/> b. ls -a shows all files<text:line-break/> c. git init # Creates the .git directory</text:p>
      <text:p text:style-name="P4"/>
      <text:p text:style-name="P5">8. ---------------- Start tracking files ----------------<text:line-break/><text:line-break/><text:tab/>a. By type : git add *.java<text:line-break/><text:tab/>b. By name : git add AndroidManifest.xml<text:line-break/><text:line-break/>9. ---------------- Ignore Files ----------------<text:line-break/><text:line-break/><text:tab/>a. Create a .gitignore file<text:line-break/><text:tab/>b. https://github.com/github/gitignore<text:line-break/><text:line-break/><text:soft-page-break/>10. ---------------- git commit -m 'Initial project version' <text:line-break/><text:line-break/><text:tab/>a. Commits the changes and sets an abbreviated commit message<text:line-break/><text:line-break/>11. ---------------- git status ----------------<text:line-break/><text:line-break/><text:tab/>a. Shows the state of your files meaning if they are tracked, have been modified and the branch your on.<text:line-break/><text:line-break/>12. ---------------- Stage A Modified File ----------------<text:line-break/><text:line-break/><text:tab/>a. Change the file and save<text:line-break/><text:tab/>b. git diff # Shows what you changed, but haven't staged<text:line-break/><text:tab/>c. git add AndroidManifest.xml # Stage file<text:line-break/><text:tab/>d. git diff --cached # Shows what has been staged, but not committed <text:line-break/><text:line-break/>13. ---------------- Commit The Changes ----------------<text:line-break/><text:line-break/><text:tab/>a. commit # Opens the editor we defined above or vi<text:line-break/><text:tab/>b. In vi click [ESC] i to enter insert mode<text:line-break/><text:tab/>c. Type a heading that briefly explains the changes in 50 characters or less<text:line-break/><text:tab/>d. Describes the original problem that is being addressed<text:line-break/><text:tab/>e. Describes the specific change being made<text:line-break/><text:tab/>f. Describes the result of the change<text:line-break/><text:tab/>g. Describes any future improvements<text:line-break/><text:tab/>h. Post a closes bug notation Closes-Bug: #1291621<text:line-break/><text:tab/>i. Hit [ESC] and type wq to save and exit<text:line-break/><text:tab/>j. git commit -a -m 'Changed comment' # Skips staging and commit message<text:line-break/><text:line-break/>14. ---------------- Remove a File ----------------<text:line-break/><text:line-break/><text:tab/>a. rm DeleteMe.txt # If you remove a file it shows as "Changed but not updated"<text:line-break/><text:tab/>b. git status # If you remove a file it shows as "Changed but not updated"<text:line-break/><text:tab/>c. git rm DeleteMe.txt<text:line-break/><text:tab/>d. git status # Shows that the file was deleted<text:line-break/><text:tab/>e. If you have committed a file to be removed you must add the -f option<text:line-break/><text:tab/>f. git rm --cached DeleteMe.txt # Keep file, but remove from staging area<text:line-break/><text:tab/>g. git mv DeleteMe.txt Delete.txt # Renames a file<text:line-break/><text:line-break/>15. ---------------- Log Commit History <text:s/>----------------<text:line-break/><text:line-break/><text:tab/>a. git log # Shows all of the previous commit messages in reverse order<text:line-break/><text:tab/>b. git log --pretty=oneline # Shows commits on one line<text:line-break/><text:tab/>c. git log --pretty=format:"%h : %an : %ar : %s" <text:line-break/><text:tab/><text:tab/>I. %h - Abbreviated Hash <text:s/><text:line-break/><text:tab/><text:tab/>II. %an - Authors Name<text:line-break/><text:tab/><text:tab/>III. %ar - Date Changed<text:line-break/><text:tab/><text:tab/>IV. %s - First Line of Comment<text:line-break/><text:tab/>d. git log -p -2 # Shows the last 2 commit changes<text:line-break/><text:tab/>e. git log --stat # Prints abbreviated stats<text:line-break/><text:tab/>f. git log --since=1.weeks # Show only changes in the last week<text:line-break/><text:tab/>g. git log --since="2014-04-12" # Show changes since this date<text:line-break/><text:tab/>h. git log --author="Derek Banas" # Changes made by author<text:line-break/><text:tab/>i. git log --before="2014-04-13" # Changes made before this date<text:line-break/><text:line-break/>16. ---------------- Undoing a Commit ----------------<text:line-break/><text:line-break/><text:tab/>a. git commit --amend # If you want to change your previous commit<text:line-break/><text:tab/>b. Normally done if you forgot to stage a file, or to change the commit message<text:line-break/><text:line-break/>17. ---------------- Unstage a File ---------------- <text:line-break/><text:line-break/><text:tab/>a. git reset HEAD AndroidManifest.xml</text:p>
      <text:p text:style-name="P1">CARICARE CARTELLA PRONTA SU GITHUB</text:p>
      <text:p text:style-name="P5"/>
      <text:p text:style-name="P5"><text:span text:style-name="T5">Posizionare terminale nella cartella e poi :</text:span></text:p>
      <text:p text:style-name="P5"/>
      <text:p text:style-name="P5"><text:span text:style-name="T5">git init<text:tab/><text:tab/><text:tab/><text:tab/><text:tab/>//inizializza il progetto crea cartella .git</text:span></text:p>
      <text:p text:style-name="P5"><text:span text:style-name="T5">git add .<text:tab/><text:tab/><text:tab/><text:tab/><text:tab/>//aggiunge la cartella allo stage</text:span></text:p>
      <text:p text:style-name="P5"><text:span text:style-name="T5">git commit -m “Caricamento iniziale”<text:tab/>//impegna lo stage (ichiede settaggio user se non settato)</text:span></text:p>
      <text:p text:style-name="P6">git branch -M main<text:tab/><text:tab/><text:tab/>//crea branch main</text:p>
      <text:p text:style-name="P6">git remote add origin URL<text:tab/><text:tab/>//aggiunge repo remoto con URL data da GITHUB</text:p>
      <text:p text:style-name="P6">git push -u origin main<text:tab/><text:tab/><text:tab/>//carica i file su remoto</text:p>
      <text:p text:style-name="P6"/>
      <text:p text:style-name="P6">L’ultimo comando aprirà una finestra cliccare SIGN IN WITH YOUR BROWSER , questo ci aprirà una pagina sul browser e qui cliccare AUTHORIZE GIT CREDENTIAL MANAGER.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7T21:25:40.333000000</meta:creation-date>
    <dc:date>2023-07-07T22:36:48.552000000</dc:date>
    <meta:editing-duration>PT1H11M2S</meta:editing-duration>
    <meta:editing-cycles>11</meta:editing-cycles>
    <meta:generator>LibreOffice/7.5.4.2$Windows_X86_64 LibreOffice_project/36ccfdc35048b057fd9854c757a8b67ec53977b6</meta:generator>
    <meta:document-statistic meta:table-count="0" meta:image-count="0" meta:object-count="0" meta:page-count="4" meta:paragraph-count="17" meta:word-count="1342" meta:character-count="8551" meta:non-whitespace-character-count="6387"/>
  </office:meta>
</office:document-meta>
</file>